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90192" officeooo:paragraph-rsid="00190192"/>
    </style:style>
    <style:style style:name="P2" style:family="paragraph" style:parent-style-name="Text_20_body">
      <style:text-properties officeooo:paragraph-rsid="00190192"/>
    </style:style>
    <style:style style:name="P3" style:family="paragraph" style:parent-style-name="Text_20_body">
      <style:text-properties officeooo:rsid="001a7a96" officeooo:paragraph-rsid="001d5587"/>
    </style:style>
    <style:style style:name="P4" style:family="paragraph" style:parent-style-name="Text_20_body">
      <style:text-properties officeooo:rsid="001fad46" officeooo:paragraph-rsid="001fad46"/>
    </style:style>
    <style:style style:name="P5" style:family="paragraph" style:parent-style-name="Text_20_body">
      <style:text-properties officeooo:rsid="0024ba3a" officeooo:paragraph-rsid="0024ba3a"/>
    </style:style>
    <style:style style:name="P6" style:family="paragraph" style:parent-style-name="Text_20_body">
      <style:text-properties officeooo:rsid="0025da17" officeooo:paragraph-rsid="00261c82"/>
    </style:style>
    <style:style style:name="P7" style:family="paragraph" style:parent-style-name="Text_20_body">
      <style:text-properties officeooo:rsid="002847ed" officeooo:paragraph-rsid="002847ed"/>
    </style:style>
    <style:style style:name="P8" style:family="paragraph" style:parent-style-name="Text_20_body">
      <style:text-properties officeooo:rsid="0029e6f8" officeooo:paragraph-rsid="0029e6f8"/>
    </style:style>
    <style:style style:name="P9" style:family="paragraph" style:parent-style-name="Text_20_body">
      <style:text-properties officeooo:rsid="002bb990" officeooo:paragraph-rsid="002bb990"/>
    </style:style>
    <style:style style:name="P10" style:family="paragraph" style:parent-style-name="Heading_20_2">
      <style:text-properties officeooo:paragraph-rsid="00190192"/>
    </style:style>
    <style:style style:name="P11" style:family="paragraph" style:parent-style-name="Heading_20_2">
      <style:text-properties officeooo:rsid="00190192" officeooo:paragraph-rsid="00190192"/>
    </style:style>
    <style:style style:name="P12" style:family="paragraph" style:parent-style-name="Heading_20_2">
      <style:text-properties officeooo:rsid="002d0d68" officeooo:paragraph-rsid="002d0d68"/>
    </style:style>
    <style:style style:name="P13" style:family="paragraph" style:parent-style-name="Heading_20_2">
      <style:text-properties officeooo:rsid="0029e6f8" officeooo:paragraph-rsid="0029e6f8"/>
    </style:style>
    <style:style style:name="P14" style:family="paragraph" style:parent-style-name="Heading_20_2">
      <style:text-properties officeooo:rsid="0025da17" officeooo:paragraph-rsid="0025da17"/>
    </style:style>
    <style:style style:name="P15" style:family="paragraph" style:parent-style-name="Text_20_body" style:list-style-name="L1">
      <style:text-properties officeooo:rsid="002847ed" officeooo:paragraph-rsid="002847ed"/>
    </style:style>
    <style:style style:name="P16" style:family="paragraph" style:parent-style-name="Text_20_body">
      <style:text-properties officeooo:rsid="002f0c99" officeooo:paragraph-rsid="002f0c99"/>
    </style:style>
    <style:style style:name="P17" style:family="paragraph" style:parent-style-name="Text_20_body">
      <style:text-properties officeooo:rsid="0030a3a4" officeooo:paragraph-rsid="0030a3a4"/>
    </style:style>
    <style:style style:name="T1" style:family="text">
      <style:text-properties officeooo:rsid="00190192"/>
    </style:style>
    <style:style style:name="T2" style:family="text">
      <style:text-properties officeooo:rsid="001c467f"/>
    </style:style>
    <style:style style:name="T3" style:family="text">
      <style:text-properties officeooo:rsid="00219c9f"/>
    </style:style>
    <style:style style:name="T4" style:family="text">
      <style:text-properties officeooo:rsid="00261c82"/>
    </style:style>
    <style:style style:name="T5" style:family="text">
      <style:text-properties officeooo:rsid="00265063"/>
    </style:style>
    <style:style style:name="T6" style:family="text">
      <style:text-properties officeooo:rsid="00286540"/>
    </style:style>
    <style:style style:name="T7" style:family="text">
      <style:text-properties officeooo:rsid="002bb990"/>
    </style:style>
    <style:style style:name="T8" style:family="text">
      <style:text-properties officeooo:rsid="002d0d68"/>
    </style:style>
    <style:style style:name="T9" style:family="text">
      <style:text-properties officeooo:rsid="003274c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inchillaCam Project Diary</text:h>
      <text:p text:style-name="P1">Brad Needham, @bneedhamia on Twitter<text:line-break/>Begun December 20, 2016</text:p>
      <text:h text:style-name="P10" text:outline-level="2">Summary</text:h>
      <text:p text:style-name="P1">This is [will be] a Raspberry Pi webcam to use as a sort of <text:span text:style-name="T5">Big </text:span>Game Cam: to capture pictures of the elusive animals that live under our porch. From fleeting sightings, tracks in snow, and one dead chinchilla, we suspect they're chinchillas, descended from escapees from a chinchilla ranch that was in North Plains in the 1940s.</text:p>
      <text:h text:style-name="P11" text:outline-level="2">Status</text:h>
      <text:p text:style-name="P2"><text:s/><text:span text:style-name="T1">Just starting. <text:s/>Can continuously grab frames from the camera and show a live preview.</text:span></text:p>
      <text:h text:style-name="P12" text:outline-level="2">January 1, 2016 – Starting to write code</text:h>
      <text:p text:style-name="P16">I finished (re)installing OpenCV, and updated piconfig.txt to reflect what I learned. Started writing a simple frame-processing Python app, using <text:a xlink:type="simple" xlink:href="http://www.pyimagesearch.com/2015/03/30/accessing-the-raspberry-pi-camera-with-opencv-and-python/" text:style-name="Internet_20_link" text:visited-style-name="Visited_20_Internet_20_Link">http://www.pyimagesearch.com/2015/03/30/accessing-the-raspberry-pi-camera-with-opencv-and-python/</text:a> as a model.</text:p>
      <text:p text:style-name="P17">Got the "Grab and display one frame" <text:span text:style-name="T9">and "Continuously grab frames" </text:span>example<text:span text:style-name="T9">s</text:span> running. One odd thing: the created window that shows the image doesn't close automatically when the program completes. Tried a couple things, with no effect. Luckily the webcam won't use an OpenCV display window, so I won't worry about it.</text:p>
      <text:h text:style-name="P13" text:outline-level="2">December 31, 2016 – <text:span text:style-name="T8">Reinstalling the system</text:span></text:h>
      <text:p text:style-name="P8">Using <text:a xlink:type="simple" xlink:href="http://www.pyimagesearch.com/2015/03/30/accessing-the-raspberry-pi-camera-with-opencv-and-python/" text:style-name="Internet_20_link" text:visited-style-name="Visited_20_Internet_20_Link">http://www.pyimagesearch.com/2015/03/30/accessing-the-raspberry-pi-camera-with-opencv-and-python/</text:a> as a model, I'm writing a simple frame-processing Python ap<text:span text:style-name="T7">p. Quickly found that Idle (Python's editor) couldn't find OpenCV, but from the command line it worked great.</text:span></text:p>
      <text:p text:style-name="P9">I had been a little reluctant to install the virtual environment manager that Adrian Rosebrosk recommended, because 1) It seemed like one more piece that could break everything (more moving parts = more chance of bugs), and 2) I'm planning on using this Pi for only the one Python app, so there's no benefit of keeping separate Python apps in separate virtual environments.</text:p>
      <text:p text:style-name="P9">So it looks like I've been bitten by the virtualization. <text:s/>So I'm going to start over from scratch (ugh) rebuilding the Pi without the virtual environment manager.</text:p>
      <text:h text:style-name="P14" text:outline-level="2">December 29-<text:span text:style-name="T4">30</text:span>, 2016 – install<text:span text:style-name="T4">ed</text:span> OpenCV <text:span text:style-name="T4">for Python</text:span></text:h>
      <text:p text:style-name="P6">Follow<text:span text:style-name="T4">ed</text:span> instructions at <text:a xlink:type="simple" xlink:href="http://www.pyimagesearch.com/2016/04/18/install-guide-raspberry-pi-3-raspbian-jessie-opencv-3/" text:style-name="Internet_20_link" text:visited-style-name="Visited_20_Internet_20_Link"><text:span text:style-name="T4">http://www.pyimagesearch.com/2016/04/18/install-guide-raspberry-pi-3-raspbian-jessie-opencv-3/</text:span></text:a><text:span text:style-name="T4"> </text:span>for installing OpenCV on the Pi. I got to the make of OpenCV and (after a couple hours of being unattended) found the Pi was unresponsive. Did a make clean and <text:span text:style-name="T4">finsihed the install/config the next day.</text:span></text:p>
      <text:p text:style-name="P7">I browsed Adrian Rosebrock's blogs on pyimagesearch and found two very applicable ones, <text:span text:style-name="T6">that I will be </text:span><text:soft-page-break/><text:span text:style-name="T6">using to get going</text:span>:</text:p>
      <text:list xml:id="list4376058825825019826" text:style-name="L1">
        <text:list-item>
          <text:p text:style-name="P15"><text:a xlink:type="simple" xlink:href="http://www.pyimagesearch.com/2015/05/25/basic-motion-detection-and-tracking-with-python-and-opencv/" text:style-name="Internet_20_link" text:visited-style-name="Visited_20_Internet_20_Link">http://www.pyimagesearch.com/2015/05/25/basic-motion-detection-and-tracking-with-python-and-opencv/</text:a> - simple motion detection</text:p>
        </text:list-item>
        <text:list-item>
          <text:p text:style-name="P15"><text:a xlink:type="simple" xlink:href="http://www.pyimagesearch.com/2015/06/01/home-surveillance-and-motion-detection-with-the-raspberry-pi-python-and-opencv/" text:style-name="Internet_20_link" text:visited-style-name="Visited_20_Internet_20_Link">http://www.pyimagesearch.com/2015/06/01/home-surveillance-and-motion-detection-with-the-</text:a><text:a xlink:type="simple" xlink:href="http://www.pyimagesearch.com/2015/06/01/home-surveillance-and-motion-detection-with-the-raspberry-pi-python-and-opencv/" text:style-name="Internet_20_link" text:visited-style-name="Visited_20_Internet_20_Link">raspberry-pi-python-and-opencv/</text:a> - more complex motion detection and image upload using Dropbox.</text:p>
        </text:list-item>
      </text:list>
      <text:h text:style-name="P11" text:outline-level="2">December 20, 2016 – configuring the Pi and camera module</text:h>
      <text:p text:style-name="P3">I have a Raspberry Pi 3 and Camera Module for it. <text:s/>I've configured Pi's before, so I don't expect any surprises. <text:span text:style-name="T2">Formatted the Pi SD Card using SDFormatter, </text:span><text:a xlink:type="simple" xlink:href="https://www.sdcard.org/downloads/formatter_4/" text:style-name="Internet_20_link" text:visited-style-name="Visited_20_Internet_20_Link"><text:span text:style-name="T2">https://www.sdcard.org/downloads/formatter_4/</text:span></text:a><text:span text:style-name="T2">, with Quick Format and Format Size Adjustment on. Downloaded Noobs zip from </text:span><text:a xlink:type="simple" xlink:href="https://www.raspberrypi.org/downloads/noobs/" text:style-name="Internet_20_link" text:visited-style-name="Visited_20_Internet_20_Link"><text:span text:style-name="T2">https://www.raspberrypi.org/downloads/noobs/</text:span></text:a></text:p>
      <text:p text:style-name="P4">Had trouble recognizing the SD card on my Ubuntu machine. Rebooting with the card in the slot seemed to work, but then I saw errors when copying the unzipped Noobs files. <text:span text:style-name="T3">Wound up doing the Noobs copy on Windows. In looking for an answer, I found a few references to some Ubuntu issue with high-density SD cards (though I hadn't seen that problem happen the last time I did this Pi creation process). Worked fine on Windows.</text:span></text:p>
      <text:p text:style-name="P5">Configured the Pi; updated the notes in piconfig.txt for the specifics of the camera. Enabled the camera. Ran the camera preview code on <text:a xlink:type="simple" xlink:href="https://www.raspberrypi.org/learning/getting-started-with-picamera/worksheet/" text:style-name="Internet_20_link" text:visited-style-name="Visited_20_Internet_20_Link">https://www.raspberrypi.org/learning/getting-started-with-picamera/worksheet/</text:a> - it worked the first time!</text:p>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20M52S</meta:editing-duration>
    <meta:editing-cycles>18</meta:editing-cycles>
    <meta:generator>LibreOffice/4.3.3.2$Linux_ARM_EABI LibreOffice_project/430m0$Build-2</meta:generator>
    <dc:date>2017-01-01T12:22:17.111665945</dc:date>
    <meta:document-statistic meta:table-count="0" meta:image-count="0" meta:object-count="0" meta:page-count="2" meta:paragraph-count="22" meta:word-count="539" meta:character-count="3826" meta:non-whitespace-character-count="3303"/>
    <meta:user-defined meta:name="Info 1"/>
    <meta:user-defined meta:name="Info 2"/>
    <meta:user-defined meta:name="Info 3"/>
    <meta:user-defined meta:name="Info 4"/>
  </office:meta>
</office:document-meta>
</file>